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3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3" office:value-type="string" calcext:value-type="string">
              <text:p>R$</text:p>
            </table:table-cell>
            <table:table-cell table:style-name="ce66"/>
            <table:table-cell table:style-name="ce68" office:value-type="string" calcext:value-type="string">
              <text:p>PAGO</text:p>
            </table:table-cell>
            <table:table-cell table:style-name="ce63" office:value-type="string" calcext:value-type="string">
              <text:p>VALOR</text:p>
            </table:table-cell>
            <table:table-cell table:style-name="ce53" office:value-type="string" calcext:value-type="string">
              <text:p>DATA</text:p>
            </table:table-cell>
            <table:table-cell table:style-name="ce74" office:value-type="string" calcext:value-type="string">
              <text:p>SALDO DEVEDOR</text:p>
            </table:table-cell>
            <table:table-cell table:style-name="ce68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4" office:value-type="date" office:date-value="2022-07-31" calcext:value-type="date">
            <text:p>31/07/2022</text:p>
          </table:table-cell>
          <table:table-cell table:style-name="ce58" office:value-type="string" calcext:value-type="string">
            <text:p>Mens. 07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4" office:value-type="date" office:date-value="2022-08-01" calcext:value-type="date">
            <text:p>01/08/2022</text:p>
          </table:table-cell>
          <table:table-cell table:style-name="ce75" table:formula="of:=[.C2]-[.F2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08-31" calcext:value-type="date">
            <text:p>31/08/2022</text:p>
          </table:table-cell>
          <table:table-cell table:style-name="ce58" office:value-type="string" calcext:value-type="string">
            <text:p>Mens. 08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4" office:value-type="date" office:date-value="2022-09-05" calcext:value-type="date">
            <text:p>05/09/2022</text:p>
          </table:table-cell>
          <table:table-cell table:style-name="ce75" table:formula="of:=[.C3]-[.F3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09-30" calcext:value-type="date">
            <text:p>30/09/2022</text:p>
          </table:table-cell>
          <table:table-cell table:style-name="ce58" office:value-type="string" calcext:value-type="string">
            <text:p>Mens. 09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4" office:value-type="date" office:date-value="2022-10-03" calcext:value-type="date">
            <text:p>03/10/2022</text:p>
          </table:table-cell>
          <table:table-cell table:style-name="ce75" table:formula="of:=[.C4]-[.F4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10-31" calcext:value-type="date">
            <text:p>31/10/2022</text:p>
          </table:table-cell>
          <table:table-cell table:style-name="ce58" office:value-type="string" calcext:value-type="string">
            <text:p>Mens. 10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00" calcext:value-type="float">
            <text:p>200,00</text:p>
          </table:table-cell>
          <table:table-cell table:style-name="ce54" office:value-type="date" office:date-value="2022-11-07" calcext:value-type="date">
            <text:p>07/11/2022</text:p>
          </table:table-cell>
          <table:table-cell table:style-name="ce75"/>
          <table:table-cell table:style-name="ce25" office:value-type="string" calcext:value-type="string">
            <text:p>Desconto 1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2-11-30" calcext:value-type="date">
            <text:p>30/11/2022</text:p>
          </table:table-cell>
          <table:table-cell table:style-name="ce58" office:value-type="string" calcext:value-type="string">
            <text:p>Mens. 11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2-12-05" calcext:value-type="date">
            <text:p>05/12/2022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2-12-31" calcext:value-type="date">
            <text:p>31/12/2022</text:p>
          </table:table-cell>
          <table:table-cell table:style-name="ce58" office:value-type="string" calcext:value-type="string">
            <text:p>Mens. 12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1-06" calcext:value-type="date">
            <text:p>06/01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3-01-31" calcext:value-type="date">
            <text:p>31/01/2023</text:p>
          </table:table-cell>
          <table:table-cell table:style-name="ce58" office:value-type="string" calcext:value-type="string">
            <text:p>Mens. 01/2023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2-06" calcext:value-type="date">
            <text:p>06/02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3-02-28" calcext:value-type="date">
            <text:p>28/02/2023</text:p>
          </table:table-cell>
          <table:table-cell table:style-name="ce58" office:value-type="string" calcext:value-type="string">
            <text:p>Mens. 02/2023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3-08" calcext:value-type="date">
            <text:p>08/03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3-03-31" calcext:value-type="date">
            <text:p>31/03/2023</text:p>
          </table:table-cell>
          <table:table-cell table:style-name="ce58" office:value-type="string" calcext:value-type="string">
            <text:p>Mens. 03/2023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4-03" calcext:value-type="date">
            <text:p>03/04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/>
          <table:table-cell table:style-name="ce59" table:number-columns-repeated="5"/>
          <table:table-cell table:style-name="ce73" office:value-type="string" calcext:value-type="string">
            <text:p>TOTAL</text:p>
          </table:table-cell>
          <table:table-cell table:style-name="ce63" table:formula="of:=SUM([.H2:.H10])" office:value-type="float" office:value="0" calcext:value-type="float">
            <text:p>-</text:p>
          </table:table-cell>
          <table:table-cell table:style-name="ce68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0"/>
          <table:table-cell table:style-name="ce65" table:number-columns-repeated="2"/>
          <table:table-cell table:style-name="ce71"/>
          <table:table-cell table:style-name="ce65"/>
          <table:table-cell table:style-name="ce55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1"/>
          <table:table-cell table:style-name="ce65" table:number-columns-repeated="2"/>
          <table:table-cell table:style-name="ce71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2"/>
          <table:table-cell table:style-name="ce65" table:number-columns-repeated="2"/>
          <table:table-cell table:style-name="ce72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2">
          <table:table-cell table:style-name="ce55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7">
          <table:table-cell table:style-name="ce56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number:date-style style:name="N164">
      <number:month number:style="long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3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1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9">
      <number:text>(</number:text>
      <number:currency-symbol/>
      <number:text>\,)</number:text>
      <style:map style:condition="value()&gt;=0" style:apply-style-name="N119P0"/>
    </number:currency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17P0" style:volatile="true">
      <number:number number:min-integer-digits="1"/>
    </number:number-style>
    <number:number-style style:name="N117P1" style:volatile="true">
      <number:number number:min-integer-digits="1"/>
    </number:number-style>
    <number:number-style style:name="N117">
      <number:text>- DM""""""""""""""""""""""""""""""""""""""""""""""""""</number:text>
      <style:map style:condition="value()&gt;0" style:apply-style-name="N117P0"/>
      <style:map style:condition="value()&lt;0" style:apply-style-name="N117P1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0"/>
      <number:text> </number:text>
      <style:map style:condition="value()&gt;0" style:apply-style-name="N112P0"/>
      <style:map style:condition="value()&lt;0" style:apply-style-name="N112P1"/>
    </number:number-style>
    <number:date-style style:name="N141">
      <number:month number:textual="true"/>
      <number:text> </number:text>
      <number:year/>
    </number:date-style>
    <number:percentage-style style:name="N109">
      <number:number number:decimal-places="1" number:min-decimal-places="1" number:min-integer-digits="1"/>
      <number:text>%</number:text>
    </number:percentage-style>
    <number:number-style style:name="N121P0" style:volatile="true">
      <number:text>R$"</number:text>
      <number:number number:decimal-places="0" number:min-decimal-places="0" number:min-integer-digits="0"/>
      <number:text>"</number:text>
    </number:number-style>
    <number:currency-style style:name="N12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1P0"/>
    </number:currency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time-style style:name="N147">
      <number:minutes number:style="long"/>
      <number:text>:</number:text>
      <number:seconds number:style="long"/>
    </number:tim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TAB_5f_WRS" style:display-name="TAB_WRS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5-02">00/00/0000</text:date></text:span><text:span text:style-name="MT2"><text:s/>- </text:span><text:span text:style-name="MT2"><text:time style:data-style-name="N2" text:time-value="12:09:20.326610192">00:00:00</text:time></text:span><text:span text:style-name="MT2"><text:s/></text:span></text:p>
        </style:region-center>
        <style:region-right>
          <text:p><text:span text:style-name="MT4">WM Repr. Comerciai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3-05-02">00/00/0000</text:date><text:s/>- <text:time style:data-style-name="N2" text:time-value="12:09:20.327980911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Representações Comerciais Ibiúna Ltda.</text:span></text:p>
          <text:p><text:span text:style-name="MT6">Telefone: (15) 99728-0333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e114eadc50a9ff8d8c8a0567d6da8f454beeb84f</meta:generator>
    <meta:creation-date>2000-10-16T12:57:25</meta:creation-date>
    <dc:date>2023-05-02T12:09:33.810340344</dc:date>
    <meta:print-date>2020-10-05T15:55:44.962000000</meta:print-date>
    <dc:language>pt-PT</dc:language>
    <meta:editing-cycles>644</meta:editing-cycles>
    <meta:editing-duration>PT9H16M53S</meta:editing-duration>
    <meta:document-statistic meta:table-count="1" meta:cell-count="73" meta:object-count="0"/>
    <meta:user-defined meta:name="Info 0"/>
    <meta:user-defined meta:name="Info 1"/>
    <meta:user-defined meta:name="Info 2"/>
    <meta:user-defined meta:name="Info 3"/>
  </office:meta>
</office:document-meta>
</file>